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56.35pt"/>
    </style:style>
    <style:style style:name="co10" style:family="table-column">
      <style:table-column-properties fo:break-before="auto" style:column-width="51.7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0.94pt"/>
    </style:style>
    <style:style style:name="co13" style:family="table-column">
      <style:table-column-properties fo:break-before="auto" style:column-width="50.14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82.6pt"/>
    </style:style>
    <style:style style:name="co16" style:family="table-column">
      <style:table-column-properties fo:break-before="auto" style:column-width="210.7pt"/>
    </style:style>
    <style:style style:name="co17" style:family="table-column">
      <style:table-column-properties fo:break-before="auto" style:column-width="111.15pt"/>
    </style:style>
    <style:style style:name="co18" style:family="table-column">
      <style:table-column-properties fo:break-before="auto" style:column-width="84.9pt"/>
    </style:style>
    <style:style style:name="co19" style:family="table-column">
      <style:table-column-properties fo:break-before="auto" style:column-width="69.45pt"/>
    </style:style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24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 style:data-style-name="N122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6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6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6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6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6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  <table:table-cell table:formula="of:=[Sold.R8]+[Sold.R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6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6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L10:.L13])" office:value-type="float" office:value="353.93" calcext:value-type="float">
            <text:p>353.93</text:p>
          </table:table-cell>
          <table:table-cell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6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office:value-type="string" calcext:value-type="string">
            <text:p>Zysk:</text:p>
          </table:table-cell>
          <table:table-cell table:formula="of:=SUM([Sold.M10:.M13])" office:value-type="float" office:value="146.43" calcext:value-type="float">
            <text:p>146.43</text:p>
          </table:table-cell>
          <table:table-cell table:formula="of:=[Sold.R13]+[Sold.R12]" office:value-type="float" office:value="500.36" calcext:value-type="float">
            <text:p>500.36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3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style-name="ce5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3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3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office:value-type="float" office:value="45" calcext:value-type="float">
            <text:p>45</text:p>
          </table:table-cell>
          <table:table-cell table:style-name="ce3"/>
          <table:table-cell table:style-name="ce5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6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3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3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6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3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6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7.6" calcext:value-type="float">
            <text:p>157.6</text:p>
          </table:table-cell>
          <table:table-cell office:value-type="date" office:date-value="2016-12-23" calcext:value-type="date">
            <text:p>2016-12-23</text:p>
          </table:table-cell>
          <table:table-cell office:value-type="float" office:value="6.84" calcext:value-type="float">
            <text:p>6.84</text:p>
          </table:table-cell>
          <table:table-cell office:value-type="float" office:value="8.6" calcext:value-type="float">
            <text:p>8.6</text:p>
          </table:table-cell>
          <table:table-cell table:formula="of:=[Sold.H21]-[Sold.J21]-[Sold.K21]" office:value-type="float" office:value="142.16" calcext:value-type="float">
            <text:p>142.16</text:p>
          </table:table-cell>
          <table:table-cell table:formula="of:=[Sold.H21]-[Sold.C21]-[Sold.J21]-[Sold.K21]"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table:style-name="ce6" table:formula="of:=([Sold.L21]/[Sold.C21]-1)*100" office:value-type="float" office:value="158.472727272727" calcext:value-type="float">
            <text:p>158.5</text:p>
          </table:table-cell>
          <table:table-cell table:formula="of:=[Sold.O21]/([Sold.I21]-[Sold.D21])*365" office:value-type="float" office:value="19.8566925693599" calcext:value-type="float">
            <text:p>19.8566925694</text:p>
          </table:table-cell>
          <table:table-cell table:number-columns-repeated="3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 table:style-name="ce4"/>
          <table:table-cell office:value-type="float" office:value="153" calcext:value-type="float">
            <text:p>153</text:p>
          </table:table-cell>
          <table:table-cell office:value-type="date" office:date-value="2017-01-05" calcext:value-type="date">
            <text:p>2017-01-05</text:p>
          </table:table-cell>
          <table:table-cell office:value-type="float" office:value="6.47" calcext:value-type="float">
            <text:p>6.47</text:p>
          </table:table-cell>
          <table:table-cell office:value-type="float" office:value="16" calcext:value-type="float">
            <text:p>16</text:p>
          </table:table-cell>
          <table:table-cell table:formula="of:=[Sold.H22]-[Sold.J22]-[Sold.K22]" office:value-type="float" office:value="130.53" calcext:value-type="float">
            <text:p>130.53</text:p>
          </table:table-cell>
          <table:table-cell table:formula="of:=[Sold.H22]-[Sold.C22]-[Sold.J22]-[Sold.K22]" office:value-type="float" office:value="66.53" calcext:value-type="float">
            <text:p>66.53</text:p>
          </table:table-cell>
          <table:table-cell office:value-type="float" office:value="4" calcext:value-type="float">
            <text:p>4</text:p>
          </table:table-cell>
          <table:table-cell table:style-name="ce6" table:formula="of:=([Sold.L22]/[Sold.C22]-1)*100" office:value-type="float" office:value="103.953125" calcext:value-type="float">
            <text:p>104.0</text:p>
          </table:table-cell>
          <table:table-cell table:formula="of:=[Sold.O22]/([Sold.I22]-[Sold.D22])*365" office:value-type="float" office:value="542.041294642857" calcext:value-type="float">
            <text:p>542.0412946429</text:p>
          </table:table-cell>
          <table:table-cell table:number-columns-repeated="3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lling" table:style-name="ta1"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ce3"/>
        <table:table-column table:style-name="co11" table:default-cell-style-name="ce4"/>
        <table:table-column table:style-name="co1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 table:style-name="Default"/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2"/>
          <table:table-cell table:number-columns-repeated="5"/>
        </table:table-row>
        <table:table-row table:style-name="ro1" table:number-rows-repeated="20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5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owa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6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/>
          <table:table-cell table:style-name="ce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style-name="ce3"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6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7:.C64])" office:value-type="float" office:value="1087.81" calcext:value-type="float">
            <text:p>1087.8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55:.C82])" office:value-type="float" office:value="1184.17" calcext:value-type="float">
            <text:p>1184.17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 table:number-rows-repeated="104846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24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ummary.D3]-[Summary.C3]" office:value-type="float" office:value="-35.3299999999999" calcext:value-type="float">
            <text:p>-35.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992.23" calcext:value-type="float">
            <text:p>992.23</text:p>
          </table:table-cell>
          <table:table-cell office:value-type="float" office:value="421.86" calcext:value-type="float">
            <text:p>421.86</text:p>
          </table:table-cell>
          <table:table-cell table:formula="of:=[Summary.D4]-[Summary.C4]" office:value-type="float" office:value="-570.37" calcext:value-type="float">
            <text:p>-570.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table:formula="of:=536.76+[.F5]" office:value-type="float" office:value="661.59" calcext:value-type="float">
            <text:p>661.59</text:p>
          </table:table-cell>
          <table:table-cell office:value-type="float" office:value="1064.18" calcext:value-type="float">
            <text:p>1064.18</text:p>
          </table:table-cell>
          <table:table-cell table:formula="of:=[Summary.D5]-[Summary.C5]" office:value-type="float" office:value="402.59" calcext:value-type="float">
            <text:p>402.59</text:p>
          </table:table-cell>
          <table:table-cell office:value-type="float" office:value="124.83" calcext:value-type="float">
            <text:p>124.83</text:p>
          </table:table-cell>
          <table:table-cell office:value-type="string" calcext:value-type="string">
            <text:p>Koperty</text:p>
          </table:table-cell>
        </table:table-row>
      </table:table>
      <table:named-expressions/>
      <table:database-ranges>
        <table:database-range table:name="__Anonymous_Sheet_DB__1" table:target-range-address="Selling.A1:Selling.H22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H77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Bought.A1:Bought.H99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9:25:45.145041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7-01-07T21:02:17.135565932</dc:date>
    <meta:editing-duration>P1DT14H8M13S</meta:editing-duration>
    <meta:editing-cycles>109</meta:editing-cycles>
    <meta:generator>LibreOffice/5.1.4.2$Linux_X86_64 LibreOffice_project/10m0$Build-2</meta:generator>
    <meta:document-statistic meta:table-count="5" meta:cell-count="1400" meta:object-count="0"/>
  </office:meta>
</office:document-meta>
</file>